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ai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ai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ane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2"/>
      <text:p text:style-name="P1">For Loop</text:p>
      <text:p text:style-name="P1"/>
      <text:p text:style-name="P2">Syntax does not include brackets.</text:p>
      <text:p text:style-name="P1"/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2"/>
      <text:p text:style-name="P2">EX:</text:p>
      <text:p text:style-name="P2"/>
      <text:p text:style-name="P2">numbers = ['one', 'two', 'three']</text:p>
      <text:p text:style-name="P2"/>
      <text:p text:style-name="P1">for <text:span text:style-name="T2">number </text:span>in <text:span text:style-name="T2">numbers:</text:span></text:p>
      <text:p text:style-name="P2"><text:tab/>print(number)</text:p>
      <text:p text:style-name="P2"/>
      <text:p text:style-name="P2">This will loops through the numbers list and print the number one by one. Note the required colon and indentation of the task to be looped. To have a task execute only once, skip the indentation:</text:p>
      <text:p text:style-name="P2"/>
      <text:p text:style-name="P2">for number in numbers:</text:p>
      <text:p text:style-name="P2"><text:tab/>print(numbers)</text:p>
      <text:p text:style-name="P2">print('All done!') <text:s/>This will loop through the three numbers in the list, printing them all once and then print “All done!”</text:p>
      <text:p text:style-name="P2"><text:soft-page-break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Is called the range() function)</text:span></text:p>
      <text:p text:style-name="P2"/>
      <text:p text:style-name="P1"><text:span text:style-name="T2">use </text:span>range() <text:span text:style-name="T2">with a </text:span>for <text:span text:style-name="T2">loop like so: </text:span></text:p>
      <text:p text:style-name="P2"/>
      <text:p text:style-name="P1">for <text:span text:style-name="T2">value </text:span>in <text:span text:style-name="T2">range(1,6)</text:span></text:p>
      <text:p text:style-name="P2"><text:tab/>print(value)</text:p>
      <text:p text:style-name="P2"/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1"/>
      <text:p text:style-name="P1">list() = <text:span text:style-name="T2">create a list – <text:s/>(Is called the list() function)</text:span></text:p>
      <text:p text:style-name="P2"/>
      <text:p text:style-name="P1">min() <text:span text:style-name="T2">= find the lowest value in a list of numbers</text:span></text:p>
      <text:p text:style-name="P2"/>
      <text:p text:style-name="P1">max() = <text:span text:style-name="T2">find the highest value in a list of numbers</text:span></text:p>
      <text:p text:style-name="P2"/>
      <text:p text:style-name="P1">sum() = <text:span text:style-name="T2"><text:s/>find the total sum of a list of numbers</text:span></text:p>
      <text:p text:style-name="P2"/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2"/>
      <text:p text:style-name="P2">to slice a list you use bracket notation on the list with values as arguments.</text:p>
      <text:p text:style-name="P2">Some examples</text:p>
      <text:p text:style-name="P2"/>
      <text:p text:style-name="P2">list = [1,2,3,4,5]</text:p>
      <text:p text:style-name="P2"/>
      <text:p text:style-name="P2">print(list[1:4]) will print a list [2,3,4] it starts at index one and ends before index 4</text:p>
      <text:p text:style-name="P2">print(list[0:5]) will print the whole list</text:p>
      <text:p text:style-name="P2">print(list[:4]) will print [1,2,3,4] it starts with index 0 and ends before index 4</text:p>
      <text:p text:style-name="P2">print(list[2:]) will print [3,4,5] it starts with index 2 and prints the remaining list after index 2</text:p>
      <text:p text:style-name="P2">print(list[-3:]) will print [3,4,5] it starts 3 from the last index and prints the remaining list</text:p>
      <text:p text:style-name="P2"><text:soft-page-break/></text:p>
      <text:p text:style-name="P1">Copying a list</text:p>
      <text:p text:style-name="P1"/>
      <text:p text:style-name="P2">my_foods = ['pizza','falafel','cake']</text:p>
      <text:p text:style-name="P2"/>
      <text:p text:style-name="P2">friend_foods = my_foods<text:span text:style-name="T1">[:] </text:span></text:p>
      <text:p text:style-name="P1"/>
      <text:p text:style-name="P2">The bracket notation <text:span text:style-name="T1">[:] </text:span>tells python to copy the whole list, now you have a copy of the list and the original list is unchanged and you can alter them separate from one another.</text:p>
      <text:p text:style-name="P2"/>
      <text:p text:style-name="P2"/>
      <text:p text:style-name="P6">Tuples</text:p>
      <text:p text:style-name="P1"/>
      <text:p text:style-name="P2">Python refers to values that cannot change as <text:span text:style-name="T1">immutable</text:span>, and an immutable list is called a <text:span text:style-name="T1">tuple.</text:span></text:p>
      <text:p text:style-name="P1"/>
      <text:p text:style-name="P2">Sometimes yo will want to create a list of items that cannot change.</text:p>
      <text:p text:style-name="P2"/>
      <text:p text:style-name="P1">Defining a tuple:</text:p>
      <text:p text:style-name="P2"/>
      <text:p text:style-name="P2">A tuple looks just like a list, except that you use parentheses instead of square brackets.</text:p>
      <text:p text:style-name="P2"/>
      <text:p text:style-name="P2">Once you define a tuple, you can access individual elements by using each item's index, just like a list.</text:p>
      <text:p text:style-name="P2"/>
      <text:p text:style-name="P1">*Note: <text:span text:style-name="T2">Tuples are technically defined by the presence of a comma; the parentheses make them look neater and more readable. If you want to define a tuple with one element, you need to include a trailing comma.</text:span></text:p>
      <text:p text:style-name="P2"/>
      <text:p text:style-name="P1">my_tuple = (3,)</text:p>
      <text:p text:style-name="P1"/>
      <text:p text:style-name="P2">It doesn't make sense to build a tuple with one element, but this can happen when tuples are generated automatically.</text:p>
      <text:p text:style-name="P2"/>
      <text:p text:style-name="P2">You can't modify a tuple, but you can assign a new value to a variable that represents a tuple.</text:p>
      <text:p text:style-name="P2"/>
      <text:p text:style-name="P6">IF STATEMENTS</text:p>
      <text:p text:style-name="P6"/>
      <text:p text:style-name="P1">Testing for equality is case sensitive in Python.</text:p>
      <text:p text:style-name="P1"/>
      <text:p text:style-name="P1">Conditional test = An expression that can be evaluated as true or false</text:p>
      <text:p text:style-name="P1"/>
      <text:p text:style-name="P1">A conditional test is at the heart of every IF statement</text:p>
      <text:p text:style-name="P1"/>
      <text:p text:style-name="P1">== checks for equality</text:p>
      <text:p text:style-name="P1"/>
      <text:p text:style-name="P1">!= checks for inequality</text:p>
      <text:p text:style-name="P1"/>
      <text:p text:style-name="P1"/>
      <text:p text:style-name="P2">the keywords <text:span text:style-name="T1"><text:s/>and </text:span><text:s/>and <text:span text:style-name="T1">or </text:span><text:s/>can help you check multiple conditions with IF statements</text:p>
      <text:p text:style-name="P1"/>
      <text:p text:style-name="P2"><text:soft-page-break/></text:p>
      <text:p text:style-name="P2">When using multiple tests in an IF statement you can use parentheses around the indivudual tests to improve readabilty. But they are not required. Ex: <text:span text:style-name="T1">if (age_0 &gt;= 21) and (age_1 &gt;= 21)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17T01:25:16.21</dc:date>
    <dc:creator>James Wagner</dc:creator>
    <meta:editing-duration>P5DT7M54S</meta:editing-duration>
    <meta:editing-cycles>34</meta:editing-cycles>
    <meta:generator>OpenOffice/4.1.13$Win32 OpenOffice.org_project/4113m1$Build-9810</meta:generator>
    <meta:document-statistic meta:table-count="0" meta:image-count="0" meta:object-count="0" meta:page-count="5" meta:paragraph-count="94" meta:word-count="1185" meta:character-count="6577"/>
  </office:meta>
</office:document-meta>
</file>